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5.svm" manifest:media-type=""/>
  <manifest:file-entry manifest:full-path="Pictures/TablePreview14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Pictures/TablePreview12.svm" manifest:media-type=""/>
  <manifest:file-entry manifest:full-path="Pictures/TablePreview13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ven Segment" svg:font-family="'Seven Segment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.575cm" fo:min-width="1.325cm" fo:padding-top="0.165cm" fo:padding-bottom="0.165cm" fo:padding-left="0.29cm" fo:padding-right="0.29cm" style:writing-mode="lr-tb" loext:decorative="false"/>
      <style:paragraph-properties style:writing-mode="lr-tb"/>
    </style:style>
    <style:style style:name="gr2" style:family="graphic" style:parent-style-name="objectwithoutfill">
      <style:graphic-properties draw:stroke="dash" draw:stroke-dash="Long_20_Dash" svg:stroke-width="0.081cm" svg:stroke-color="#000000" draw:marker-start-width="0.321cm" draw:marker-end-width="0.321cm" svg:stroke-linecap="butt" draw:fill="none" draw:textarea-vertical-align="middle" fo:padding-top="0.165cm" fo:padding-bottom="0.165cm" fo:padding-left="0.29cm" fo:padding-right="0.29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 loext:decorative="false"/>
      <style:paragraph-properties style:writing-mode="lr-tb"/>
    </style:style>
    <style:style style:name="gr6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318cm" loext:decorative="false"/>
      <style:paragraph-properties style:writing-mode="lr-tb"/>
    </style:style>
    <style:style style:name="gr9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1.575cm" fo:min-width="1.325cm" fo:padding-top="0.165cm" fo:padding-bottom="0.165cm" fo:padding-left="0.29cm" fo:padding-right="0.29cm" style:writing-mode="lr-tb" loext:decorative="false"/>
      <style:paragraph-properties style:writing-mode="lr-tb"/>
    </style:style>
    <style:style style:name="gr10" style:family="graphic" style:parent-style-name="standard">
      <style:graphic-properties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 loext:decorative="false"/>
      <style:paragraph-properties style:writing-mode="lr-tb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solid" draw:fill-color="#77bc65" loext:fill-use-slide-background="false" draw:textarea-horizontal-align="justify" draw:textarea-vertical-align="middle" draw:auto-grow-height="false" fo:min-height="1.575cm" fo:min-width="1.325cm" fo:padding-top="0.165cm" fo:padding-bottom="0.165cm" fo:padding-left="0.29cm" fo:padding-right="0.29cm" style:writing-mode="lr-tb" loext:decorative="false"/>
      <style:paragraph-properties style:writing-mode="lr-tb"/>
    </style:style>
    <style:style style:name="gr13" style:family="graphic">
      <style:graphic-properties style:protect="size" loext:decorative="false"/>
    </style:style>
    <style:style style:name="gr14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711cm" fo:min-width="2.009cm" fo:wrap-option="wrap" style:writing-mode="lr-tb" loext:decorative="false"/>
      <style:paragraph-properties style:writing-mode="lr-tb"/>
    </style:style>
    <style:style style:name="gr16" style:family="graphic" style:parent-style-name="objectwithoutfill">
      <style:graphic-properties svg:stroke-color="#000000" draw:marker-end="Arrowheads_20_3" draw:marker-end-width="0.3cm" draw:fill="none" draw:textarea-vertical-align="middle" loext:decorative="false"/>
    </style:style>
    <style:style style:name="gr17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784cm" fo:min-width="2.249cm" fo:wrap-option="wrap" style:writing-mode="lr-tb" loext:decorative="false"/>
      <style:paragraph-properties style:writing-mode="lr-tb"/>
    </style:style>
    <style:style style:name="gr19" style:family="graphic" style:parent-style-name="objectwithoutfill">
      <style:graphic-properties svg:stroke-color="#000000" draw:marker-end="Arrowheads_20_5" draw:marker-end-width="0.3cm" draw:fill="none" draw:textarea-vertical-align="middle" loext:decorative="false"/>
    </style:style>
    <style:style style:name="gr20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co1" style:family="table-column">
      <style:table-column-properties style:column-width="1.253cm" style:use-optimal-column-width="false"/>
    </style:style>
    <style:style style:name="co2" style:family="table-column">
      <style:table-column-properties style:column-width="1.252cm" style:use-optimal-column-width="false"/>
    </style:style>
    <style:style style:name="ro1" style:family="table-row">
      <style:table-row-properties style:row-height="1.214cm" style:use-optimal-row-height="false"/>
    </style:style>
    <style:style style:name="ro2" style:family="table-row">
      <style:table-row-properties style:row-height="1.185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none"/>
      <style:paragraph-properties fo:text-align="center" style:writing-mode="lr-tb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/>
      <style:text-properties fo:font-size="18pt"/>
    </style:style>
    <style:style style:name="P6" style:family="paragraph">
      <style:paragraph-properties fo:text-align="end"/>
      <style:text-properties fo:font-size="18pt"/>
    </style:style>
    <style:style style:name="P7" style:family="paragraph">
      <loext:graphic-properties draw:fill="none" draw:fill-color="#ffffff"/>
      <style:paragraph-properties fo:text-align="end"/>
      <style:text-properties fo:font-size="18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none" draw:fill-color="#ffffff"/>
      <style:paragraph-properties fo:text-align="center"/>
      <style:text-properties style:font-name="Consolas" fo:font-size="18pt" fo:font-weight="bold" style:font-weight-asian="bold" style:font-weight-complex="bold"/>
    </style:style>
    <style:style style:name="P11" style:family="paragraph">
      <loext:graphic-properties draw:fill="solid" draw:fill-color="#77bc65"/>
      <style:paragraph-properties fo:text-align="center" style:writing-mode="lr-tb"/>
      <style:text-properties fo:color="#ffffff" loext:opacity="100%" fo:font-weight="bold"/>
    </style:style>
    <style:style style:name="P12" style:family="paragraph">
      <loext:graphic-properties draw:fill-color="#ffffff"/>
    </style:style>
    <style:style style:name="P13" style:family="paragraph">
      <loext:graphic-properties draw:fill-color="#ffffff"/>
      <style:paragraph-properties fo:text-align="center" style:writing-mode="lr-tb"/>
      <style:text-properties fo:font-size="18pt"/>
    </style:style>
    <style:style style:name="P14" style:family="paragraph">
      <style:paragraph-properties fo:text-align="center"/>
      <style:text-properties fo:color="#ffffff" loext:opacity="100%" style:font-name="Seven Segment" fo:font-size="36pt" fo:font-weight="bold" style:font-size-asian="36pt" style:font-size-complex="36pt"/>
    </style:style>
    <style:style style:name="P15" style:family="paragraph">
      <loext:graphic-properties draw:fill="solid" draw:fill-color="#77bc65"/>
      <style:paragraph-properties fo:text-align="center" style:writing-mode="lr-tb"/>
      <style:text-properties fo:color="#ffffff" loext:opacity="100%" style:font-name="Seven Segment" fo:font-size="36pt" fo:font-weight="bold" style:font-size-asian="36pt" style:font-size-complex="36pt"/>
    </style:style>
    <style:style style:name="T1" style:family="text">
      <style:text-properties fo:color="#bf0041" loext:opacity="100%" style:font-name="Consolas"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Consolas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 loext:opacity="100%" style:font-name="Consolas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ffffff" loext:opacity="100%" style:font-name="Seven Segment" fo:font-size="36pt" fo:font-weight="bold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.905cm" svg:height="1.905cm" svg:x="8.261cm" svg:y="3.809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0.166cm" svg:y="3.809cm">
          <text:p text:style-name="P1">12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2.071cm" svg:y="3.809cm">
          <text:p text:style-name="P1">4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3.976cm" svg:y="3.80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5.881cm" svg:y="3.809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7.786cm" svg:y="3.80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9.691cm" svg:y="3.809cm">
          <text:p text:style-name="P1">77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2.866cm" svg:y1="3.809cm" svg:x2="21.596cm" svg:y2="3.809cm">
          <text:p/>
        </draw:line>
        <draw:line draw:style-name="gr2" draw:text-style-name="P3" draw:layer="layout" svg:x1="22.866cm" svg:y1="5.714cm" svg:x2="21.596cm" svg:y2="5.714cm">
          <text:p/>
        </draw:line>
        <draw:custom-shape draw:style-name="gr1" draw:text-style-name="P2" draw:layer="layout" svg:width="1.905cm" svg:height="1.905cm" svg:x="3.174cm" svg:y="7.619cm">
          <text:p text:style-name="P1">0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54cm" svg:height="1.673cm" svg:x="3.576cm" svg:y="4.444cm">
          <draw:text-box>
            <text:p text:style-name="P4">RAM:</text:p>
          </draw:text-box>
        </draw:frame>
        <draw:frame draw:style-name="gr4" draw:text-style-name="P7" draw:layer="layout" svg:width="0.959cm" svg:height="0.962cm" svg:x="1.58cm" svg:y="8.254cm">
          <draw:text-box>
            <text:p text:style-name="P6">D</text:p>
          </draw:text-box>
        </draw:frame>
        <draw:custom-shape draw:style-name="gr1" draw:text-style-name="P2" draw:layer="layout" svg:width="1.905cm" svg:height="1.905cm" svg:x="3.174cm" svg:y="10.159cm">
          <text:p text:style-name="P1">0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.383cm" svg:height="0.962cm" svg:x="1.269cm" svg:y="10.794cm">
          <draw:text-box>
            <text:p text:style-name="P8">DP</text:p>
          </draw:text-box>
        </draw:frame>
        <draw:line draw:style-name="gr6" draw:text-style-name="P3" draw:layer="layout" svg:x1="7.316cm" svg:y1="7.365cm" svg:x2="7.316cm" svg:y2="6.095cm">
          <text:p/>
        </draw:line>
        <draw:frame draw:style-name="gr7" draw:text-style-name="P9" draw:layer="layout" svg:width="3.111cm" svg:height="0.962cm" svg:x="2.604cm" svg:y="1.577cm">
          <draw:text-box>
            <text:p text:style-name="P8">Program:</text:p>
          </draw:text-box>
        </draw:frame>
        <draw:frame draw:style-name="gr8" draw:text-style-name="P10" draw:layer="layout" svg:width="15.875cm" svg:height="1.568cm" svg:x="5.714cm" svg:y="1.269cm">
          <draw:text-box>
            <text:p text:style-name="P1"><text:span text:style-name="T1">&gt;</text:span><text:span text:style-name="T2">&gt;&gt;+&gt;[-]&gt;.</text:span></text:p>
          </draw:text-box>
        </draw:frame>
        <draw:custom-shape draw:style-name="gr9" draw:text-style-name="P2" draw:layer="layout" svg:width="1.905cm" svg:height="1.905cm" svg:x="6.356cm" svg:y="3.809cm">
          <text:p text:style-name="P1">0</text:p>
          <draw:enhanced-geometry svg:viewBox="0 0 21600 21600" draw:type="rectangle" draw:enhanced-path="M 0 0 L 21600 0 21600 21600 0 21600 0 0 Z N"/>
        </draw:custom-shape>
        <draw:frame draw:style-name="gr10" draw:layer="layout" svg:width="5.01cm" svg:height="2.398cm" svg:x="6.223cm" svg:y="12.1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V</text:p>
              </table:table-cell>
              <table:table-cell>
                <text:p text:style-name="P1">A</text:p>
              </table:table-cell>
              <table:table-cell>
                <text:p text:style-name="P1">S</text:p>
              </table:table-cell>
              <table:table-cell>
                <text:p text:style-name="P1">Z</text:p>
              </table:table-cell>
            </table:table-row>
            <table:table-row table:style-name="ro2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draw:layer="layout" svg:width="1.905cm" svg:height="1.905cm" svg:x="3.174cm" svg:y="12.699cm">
          <text:p text:style-name="P1">0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.277cm" svg:height="0.962cm" svg:x="1.269cm" svg:y="13.334cm">
          <draw:text-box>
            <text:p text:style-name="P8">LS</text:p>
          </draw:text-box>
        </draw:frame>
        <draw:custom-shape draw:style-name="gr12" draw:text-style-name="P11" draw:layer="layout" svg:width="1.905cm" svg:height="1.905cm" svg:x="22.859cm" svg:y="10.159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2.929cm" svg:height="1.673cm" svg:x="19.684cm" svg:y="10.794cm">
          <draw:text-box>
            <text:p text:style-name="P8">Output:</text:p>
          </draw:text-box>
        </draw:frame>
        <presentation:notes draw:style-name="dp2">
          <office:forms form:automatic-focus="false" form:apply-design-mode="false"/>
          <draw:page-thumbnail draw:style-name="gr13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.905cm" svg:height="1.905cm" svg:x="10.166cm" svg:y="3.809cm">
          <text:p text:style-name="P1">12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2.071cm" svg:y="3.809cm">
          <text:p text:style-name="P1">4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3.976cm" svg:y="3.80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5.881cm" svg:y="3.809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7.786cm" svg:y="3.80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9.691cm" svg:y="3.809cm">
          <text:p text:style-name="P1">77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2.866cm" svg:y1="3.809cm" svg:x2="21.596cm" svg:y2="3.809cm">
          <text:p/>
        </draw:line>
        <draw:line draw:style-name="gr2" draw:text-style-name="P3" draw:layer="layout" svg:x1="22.866cm" svg:y1="5.714cm" svg:x2="21.596cm" svg:y2="5.714cm">
          <text:p/>
        </draw:line>
        <draw:custom-shape draw:style-name="gr1" draw:text-style-name="P2" draw:layer="layout" svg:width="1.905cm" svg:height="1.905cm" svg:x="3.174cm" svg:y="7.619cm">
          <text:p text:style-name="P1">0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54cm" svg:height="1.673cm" svg:x="3.576cm" svg:y="4.444cm">
          <draw:text-box>
            <text:p text:style-name="P4">RAM:</text:p>
          </draw:text-box>
        </draw:frame>
        <draw:frame draw:style-name="gr4" draw:text-style-name="P7" draw:layer="layout" svg:width="0.959cm" svg:height="0.962cm" svg:x="1.58cm" svg:y="8.254cm">
          <draw:text-box>
            <text:p text:style-name="P6">D</text:p>
          </draw:text-box>
        </draw:frame>
        <draw:custom-shape draw:style-name="gr1" draw:text-style-name="P2" draw:layer="layout" svg:width="1.905cm" svg:height="1.905cm" svg:x="3.174cm" svg:y="10.159cm">
          <text:p text:style-name="P1">1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.383cm" svg:height="0.962cm" svg:x="1.269cm" svg:y="10.794cm">
          <draw:text-box>
            <text:p text:style-name="P8">DP</text:p>
          </draw:text-box>
        </draw:frame>
        <draw:line draw:style-name="gr6" draw:text-style-name="P3" draw:layer="layout" svg:x1="9.216cm" svg:y1="7.365cm" svg:x2="9.216cm" svg:y2="6.095cm">
          <text:p/>
        </draw:line>
        <draw:frame draw:style-name="gr7" draw:text-style-name="P9" draw:layer="layout" svg:width="3.111cm" svg:height="0.962cm" svg:x="2.604cm" svg:y="1.577cm">
          <draw:text-box>
            <text:p text:style-name="P8">Program:</text:p>
          </draw:text-box>
        </draw:frame>
        <draw:frame draw:style-name="gr8" draw:text-style-name="P10" draw:layer="layout" svg:width="15.875cm" svg:height="1.568cm" svg:x="5.714cm" svg:y="1.269cm">
          <draw:text-box>
            <text:p text:style-name="P1"><text:span text:style-name="T3">&gt;</text:span><text:span text:style-name="T1">&gt;</text:span><text:span text:style-name="T2">&gt;+&gt;[-]&gt;.</text:span></text:p>
          </draw:text-box>
        </draw:frame>
        <draw:custom-shape draw:style-name="gr1" draw:text-style-name="P2" draw:layer="layout" svg:width="1.905cm" svg:height="1.905cm" svg:x="6.356cm" svg:y="3.809cm">
          <text:p text:style-name="P1">0</text:p>
          <draw:enhanced-geometry svg:viewBox="0 0 21600 21600" draw:type="rectangle" draw:enhanced-path="M 0 0 L 21600 0 21600 21600 0 21600 0 0 Z N"/>
        </draw:custom-shape>
        <draw:frame draw:style-name="gr10" draw:layer="layout" svg:width="5.01cm" svg:height="2.398cm" svg:x="6.223cm" svg:y="12.1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V</text:p>
              </table:table-cell>
              <table:table-cell>
                <text:p text:style-name="P1">A</text:p>
              </table:table-cell>
              <table:table-cell>
                <text:p text:style-name="P1">S</text:p>
              </table:table-cell>
              <table:table-cell>
                <text:p text:style-name="P1">Z</text:p>
              </table:table-cell>
            </table:table-row>
            <table:table-row table:style-name="ro2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" draw:text-style-name="P2" draw:layer="layout" svg:width="1.905cm" svg:height="1.905cm" svg:x="3.174cm" svg:y="12.699cm">
          <text:p text:style-name="P1">0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.277cm" svg:height="0.962cm" svg:x="1.269cm" svg:y="13.334cm">
          <draw:text-box>
            <text:p text:style-name="P8">LS</text:p>
          </draw:text-box>
        </draw:frame>
        <draw:custom-shape draw:style-name="gr12" draw:text-style-name="P11" draw:layer="layout" svg:width="1.905cm" svg:height="1.905cm" svg:x="22.859cm" svg:y="10.159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2.929cm" svg:height="1.673cm" svg:x="19.684cm" svg:y="10.794cm">
          <draw:text-box>
            <text:p text:style-name="P8">Output:</text:p>
          </draw:text-box>
        </draw:frame>
        <draw:custom-shape draw:style-name="gr9" draw:text-style-name="P2" draw:layer="layout" svg:width="1.905cm" svg:height="1.905cm" svg:x="8.261cm" svg:y="3.809cm">
          <text:p text:style-name="P1">4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3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.905cm" svg:height="1.905cm" svg:x="12.071cm" svg:y="3.809cm">
          <text:p text:style-name="P1">4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3.976cm" svg:y="3.80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5.881cm" svg:y="3.809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7.786cm" svg:y="3.80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9.691cm" svg:y="3.809cm">
          <text:p text:style-name="P1">77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2.866cm" svg:y1="3.809cm" svg:x2="21.596cm" svg:y2="3.809cm">
          <text:p/>
        </draw:line>
        <draw:line draw:style-name="gr2" draw:text-style-name="P3" draw:layer="layout" svg:x1="22.866cm" svg:y1="5.714cm" svg:x2="21.596cm" svg:y2="5.714cm">
          <text:p/>
        </draw:line>
        <draw:custom-shape draw:style-name="gr1" draw:text-style-name="P2" draw:layer="layout" svg:width="1.905cm" svg:height="1.905cm" svg:x="3.174cm" svg:y="7.619cm">
          <text:p text:style-name="P1">0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54cm" svg:height="1.673cm" svg:x="3.576cm" svg:y="4.444cm">
          <draw:text-box>
            <text:p text:style-name="P4">RAM:</text:p>
          </draw:text-box>
        </draw:frame>
        <draw:frame draw:style-name="gr4" draw:text-style-name="P7" draw:layer="layout" svg:width="0.959cm" svg:height="0.962cm" svg:x="1.58cm" svg:y="8.254cm">
          <draw:text-box>
            <text:p text:style-name="P6">D</text:p>
          </draw:text-box>
        </draw:frame>
        <draw:custom-shape draw:style-name="gr1" draw:text-style-name="P2" draw:layer="layout" svg:width="1.905cm" svg:height="1.905cm" svg:x="3.174cm" svg:y="10.159cm">
          <text:p text:style-name="P1">2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.383cm" svg:height="0.962cm" svg:x="1.269cm" svg:y="10.794cm">
          <draw:text-box>
            <text:p text:style-name="P8">DP</text:p>
          </draw:text-box>
        </draw:frame>
        <draw:line draw:style-name="gr6" draw:text-style-name="P3" draw:layer="layout" svg:x1="11.116cm" svg:y1="7.365cm" svg:x2="11.116cm" svg:y2="6.095cm">
          <text:p/>
        </draw:line>
        <draw:frame draw:style-name="gr7" draw:text-style-name="P9" draw:layer="layout" svg:width="3.111cm" svg:height="0.962cm" svg:x="2.604cm" svg:y="1.577cm">
          <draw:text-box>
            <text:p text:style-name="P8">Program:</text:p>
          </draw:text-box>
        </draw:frame>
        <draw:frame draw:style-name="gr8" draw:text-style-name="P10" draw:layer="layout" svg:width="15.875cm" svg:height="1.568cm" svg:x="5.714cm" svg:y="1.269cm">
          <draw:text-box>
            <text:p text:style-name="P1"><text:span text:style-name="T3">&gt;&gt;</text:span><text:span text:style-name="T1">&gt;</text:span><text:span text:style-name="T2">+&gt;[-]&gt;.</text:span></text:p>
          </draw:text-box>
        </draw:frame>
        <draw:custom-shape draw:style-name="gr1" draw:text-style-name="P2" draw:layer="layout" svg:width="1.905cm" svg:height="1.905cm" svg:x="6.356cm" svg:y="3.809cm">
          <text:p text:style-name="P1">0</text:p>
          <draw:enhanced-geometry svg:viewBox="0 0 21600 21600" draw:type="rectangle" draw:enhanced-path="M 0 0 L 21600 0 21600 21600 0 21600 0 0 Z N"/>
        </draw:custom-shape>
        <draw:frame draw:style-name="gr10" draw:layer="layout" svg:width="5.01cm" svg:height="2.398cm" svg:x="6.223cm" svg:y="12.1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V</text:p>
              </table:table-cell>
              <table:table-cell>
                <text:p text:style-name="P1">A</text:p>
              </table:table-cell>
              <table:table-cell>
                <text:p text:style-name="P1">S</text:p>
              </table:table-cell>
              <table:table-cell>
                <text:p text:style-name="P1">Z</text:p>
              </table:table-cell>
            </table:table-row>
            <table:table-row table:style-name="ro2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" draw:text-style-name="P2" draw:layer="layout" svg:width="1.905cm" svg:height="1.905cm" svg:x="3.174cm" svg:y="12.699cm">
          <text:p text:style-name="P1">0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.277cm" svg:height="0.962cm" svg:x="1.269cm" svg:y="13.334cm">
          <draw:text-box>
            <text:p text:style-name="P8">LS</text:p>
          </draw:text-box>
        </draw:frame>
        <draw:custom-shape draw:style-name="gr12" draw:text-style-name="P11" draw:layer="layout" svg:width="1.905cm" svg:height="1.905cm" svg:x="22.859cm" svg:y="10.159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2.929cm" svg:height="1.673cm" svg:x="19.684cm" svg:y="10.794cm">
          <draw:text-box>
            <text:p text:style-name="P8">Output:</text:p>
          </draw:text-box>
        </draw:frame>
        <draw:custom-shape draw:style-name="gr1" draw:text-style-name="P2" draw:layer="layout" svg:width="1.905cm" svg:height="1.905cm" svg:x="8.261cm" svg:y="3.809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05cm" svg:height="1.905cm" svg:x="10.166cm" svg:y="3.809cm">
          <text:p text:style-name="P1">125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3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.905cm" svg:height="1.905cm" svg:x="13.976cm" svg:y="3.80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5.881cm" svg:y="3.809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7.786cm" svg:y="3.80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9.691cm" svg:y="3.809cm">
          <text:p text:style-name="P1">77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2.866cm" svg:y1="3.809cm" svg:x2="21.596cm" svg:y2="3.809cm">
          <text:p/>
        </draw:line>
        <draw:line draw:style-name="gr2" draw:text-style-name="P3" draw:layer="layout" svg:x1="22.866cm" svg:y1="5.714cm" svg:x2="21.596cm" svg:y2="5.714cm">
          <text:p/>
        </draw:line>
        <draw:custom-shape draw:style-name="gr1" draw:text-style-name="P2" draw:layer="layout" svg:width="1.905cm" svg:height="1.905cm" svg:x="3.174cm" svg:y="7.619cm">
          <text:p text:style-name="P1">0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54cm" svg:height="1.673cm" svg:x="3.576cm" svg:y="4.444cm">
          <draw:text-box>
            <text:p text:style-name="P4">RAM:</text:p>
          </draw:text-box>
        </draw:frame>
        <draw:frame draw:style-name="gr4" draw:text-style-name="P7" draw:layer="layout" svg:width="0.959cm" svg:height="0.962cm" svg:x="1.58cm" svg:y="8.254cm">
          <draw:text-box>
            <text:p text:style-name="P6">D</text:p>
          </draw:text-box>
        </draw:frame>
        <draw:custom-shape draw:style-name="gr1" draw:text-style-name="P2" draw:layer="layout" svg:width="1.905cm" svg:height="1.905cm" svg:x="3.174cm" svg:y="10.159cm">
          <text:p text:style-name="P1">3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.383cm" svg:height="0.962cm" svg:x="1.269cm" svg:y="10.794cm">
          <draw:text-box>
            <text:p text:style-name="P8">DP</text:p>
          </draw:text-box>
        </draw:frame>
        <draw:line draw:style-name="gr6" draw:text-style-name="P3" draw:layer="layout" svg:x1="13.016cm" svg:y1="7.365cm" svg:x2="13.016cm" svg:y2="6.095cm">
          <text:p/>
        </draw:line>
        <draw:frame draw:style-name="gr7" draw:text-style-name="P9" draw:layer="layout" svg:width="3.111cm" svg:height="0.962cm" svg:x="2.604cm" svg:y="1.577cm">
          <draw:text-box>
            <text:p text:style-name="P8">Program:</text:p>
          </draw:text-box>
        </draw:frame>
        <draw:frame draw:style-name="gr8" draw:text-style-name="P10" draw:layer="layout" svg:width="15.875cm" svg:height="1.568cm" svg:x="5.714cm" svg:y="1.269cm">
          <draw:text-box>
            <text:p text:style-name="P1"><text:span text:style-name="T3">&gt;&gt;&gt;</text:span><text:span text:style-name="T1">+</text:span><text:span text:style-name="T2">&gt;[-]&gt;.</text:span></text:p>
          </draw:text-box>
        </draw:frame>
        <draw:custom-shape draw:style-name="gr1" draw:text-style-name="P2" draw:layer="layout" svg:width="1.905cm" svg:height="1.905cm" svg:x="6.356cm" svg:y="3.809cm">
          <text:p text:style-name="P1">0</text:p>
          <draw:enhanced-geometry svg:viewBox="0 0 21600 21600" draw:type="rectangle" draw:enhanced-path="M 0 0 L 21600 0 21600 21600 0 21600 0 0 Z N"/>
        </draw:custom-shape>
        <draw:frame draw:style-name="gr10" draw:layer="layout" svg:width="5.01cm" svg:height="2.398cm" svg:x="6.223cm" svg:y="12.1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V</text:p>
              </table:table-cell>
              <table:table-cell>
                <text:p text:style-name="P1">A</text:p>
              </table:table-cell>
              <table:table-cell>
                <text:p text:style-name="P1">S</text:p>
              </table:table-cell>
              <table:table-cell>
                <text:p text:style-name="P1">Z</text:p>
              </table:table-cell>
            </table:table-row>
            <table:table-row table:style-name="ro2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" draw:text-style-name="P2" draw:layer="layout" svg:width="1.905cm" svg:height="1.905cm" svg:x="3.174cm" svg:y="12.699cm">
          <text:p text:style-name="P1">0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.277cm" svg:height="0.962cm" svg:x="1.269cm" svg:y="13.334cm">
          <draw:text-box>
            <text:p text:style-name="P8">LS</text:p>
          </draw:text-box>
        </draw:frame>
        <draw:custom-shape draw:style-name="gr12" draw:text-style-name="P11" draw:layer="layout" svg:width="1.905cm" svg:height="1.905cm" svg:x="22.859cm" svg:y="10.159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2.929cm" svg:height="1.673cm" svg:x="19.684cm" svg:y="10.794cm">
          <draw:text-box>
            <text:p text:style-name="P8">Output:</text:p>
          </draw:text-box>
        </draw:frame>
        <draw:custom-shape draw:style-name="gr1" draw:text-style-name="P2" draw:layer="layout" svg:width="1.905cm" svg:height="1.905cm" svg:x="8.261cm" svg:y="3.809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0.166cm" svg:y="3.809cm">
          <text:p text:style-name="P1">125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05cm" svg:height="1.905cm" svg:x="12.071cm" svg:y="3.809cm">
          <text:p text:style-name="P1">42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3" draw:layer="layout" svg:width="19.798cm" svg:height="11.136cm" svg:x="0.6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.905cm" svg:height="1.905cm" svg:x="13.976cm" svg:y="3.80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5.881cm" svg:y="3.809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7.786cm" svg:y="3.80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9.691cm" svg:y="3.809cm">
          <text:p text:style-name="P1">77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2.866cm" svg:y1="3.809cm" svg:x2="21.596cm" svg:y2="3.809cm">
          <text:p/>
        </draw:line>
        <draw:line draw:style-name="gr2" draw:text-style-name="P3" draw:layer="layout" svg:x1="22.866cm" svg:y1="5.714cm" svg:x2="21.596cm" svg:y2="5.714cm">
          <text:p/>
        </draw:line>
        <draw:custom-shape draw:style-name="gr1" draw:text-style-name="P2" draw:layer="layout" svg:width="1.905cm" svg:height="1.905cm" svg:x="3.174cm" svg:y="7.619cm">
          <text:p text:style-name="P1">42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54cm" svg:height="1.673cm" svg:x="3.576cm" svg:y="4.444cm">
          <draw:text-box>
            <text:p text:style-name="P4">RAM:</text:p>
          </draw:text-box>
        </draw:frame>
        <draw:frame draw:style-name="gr4" draw:text-style-name="P7" draw:layer="layout" svg:width="0.959cm" svg:height="0.962cm" svg:x="1.58cm" svg:y="8.254cm">
          <draw:text-box>
            <text:p text:style-name="P6">D</text:p>
          </draw:text-box>
        </draw:frame>
        <draw:custom-shape draw:style-name="gr1" draw:text-style-name="P2" draw:layer="layout" svg:width="1.905cm" svg:height="1.905cm" svg:x="3.174cm" svg:y="10.159cm">
          <text:p text:style-name="P1">3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.383cm" svg:height="0.962cm" svg:x="1.269cm" svg:y="10.794cm">
          <draw:text-box>
            <text:p text:style-name="P8">DP</text:p>
          </draw:text-box>
        </draw:frame>
        <draw:line draw:style-name="gr6" draw:text-style-name="P3" draw:layer="layout" svg:x1="13.016cm" svg:y1="7.365cm" svg:x2="13.016cm" svg:y2="6.095cm">
          <text:p/>
        </draw:line>
        <draw:frame draw:style-name="gr7" draw:text-style-name="P9" draw:layer="layout" svg:width="3.111cm" svg:height="0.962cm" svg:x="2.604cm" svg:y="1.577cm">
          <draw:text-box>
            <text:p text:style-name="P8">Program:</text:p>
          </draw:text-box>
        </draw:frame>
        <draw:frame draw:style-name="gr8" draw:text-style-name="P10" draw:layer="layout" svg:width="15.875cm" svg:height="1.568cm" svg:x="5.714cm" svg:y="1.269cm">
          <draw:text-box>
            <text:p text:style-name="P1"><text:span text:style-name="T3">&gt;&gt;&gt;</text:span><text:span text:style-name="T1">+</text:span><text:span text:style-name="T2">&gt;[-]&gt;.</text:span></text:p>
          </draw:text-box>
        </draw:frame>
        <draw:custom-shape draw:style-name="gr1" draw:text-style-name="P2" draw:layer="layout" svg:width="1.905cm" svg:height="1.905cm" svg:x="6.356cm" svg:y="3.809cm">
          <text:p text:style-name="P1">0</text:p>
          <draw:enhanced-geometry svg:viewBox="0 0 21600 21600" draw:type="rectangle" draw:enhanced-path="M 0 0 L 21600 0 21600 21600 0 21600 0 0 Z N"/>
        </draw:custom-shape>
        <draw:frame draw:style-name="gr10" draw:layer="layout" svg:width="5.01cm" svg:height="2.398cm" svg:x="6.223cm" svg:y="12.1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V</text:p>
              </table:table-cell>
              <table:table-cell>
                <text:p text:style-name="P1">A</text:p>
              </table:table-cell>
              <table:table-cell>
                <text:p text:style-name="P1">S</text:p>
              </table:table-cell>
              <table:table-cell>
                <text:p text:style-name="P1">Z</text:p>
              </table:table-cell>
            </table:table-row>
            <table:table-row table:style-name="ro2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" draw:text-style-name="P2" draw:layer="layout" svg:width="1.905cm" svg:height="1.905cm" svg:x="3.174cm" svg:y="12.699cm">
          <text:p text:style-name="P1">0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.277cm" svg:height="0.962cm" svg:x="1.269cm" svg:y="13.334cm">
          <draw:text-box>
            <text:p text:style-name="P8">LS</text:p>
          </draw:text-box>
        </draw:frame>
        <draw:custom-shape draw:style-name="gr12" draw:text-style-name="P11" draw:layer="layout" svg:width="1.905cm" svg:height="1.905cm" svg:x="22.859cm" svg:y="10.159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2.929cm" svg:height="1.673cm" svg:x="19.684cm" svg:y="10.794cm">
          <draw:text-box>
            <text:p text:style-name="P8">Output:</text:p>
          </draw:text-box>
        </draw:frame>
        <draw:custom-shape draw:style-name="gr1" draw:text-style-name="P2" draw:layer="layout" svg:width="1.905cm" svg:height="1.905cm" svg:x="8.261cm" svg:y="3.809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0.166cm" svg:y="3.809cm">
          <text:p text:style-name="P1">125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05cm" svg:height="1.905cm" svg:x="12.071cm" svg:y="3.809cm">
          <text:p text:style-name="P1">42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2.614cm" svg:y1="6.023cm" svg:x2="5.385cm" svg:y2="8.428cm">
          <text:p/>
        </draw:line>
        <presentation:notes draw:style-name="dp2">
          <office:forms form:automatic-focus="false" form:apply-design-mode="false"/>
          <draw:page-thumbnail draw:style-name="gr13" draw:layer="layout" svg:width="19.798cm" svg:height="11.136cm" svg:x="0.6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.905cm" svg:height="1.905cm" svg:x="13.976cm" svg:y="3.80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5.881cm" svg:y="3.809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7.786cm" svg:y="3.80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9.691cm" svg:y="3.809cm">
          <text:p text:style-name="P1">77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2.866cm" svg:y1="3.809cm" svg:x2="21.596cm" svg:y2="3.809cm">
          <text:p/>
        </draw:line>
        <draw:line draw:style-name="gr2" draw:text-style-name="P3" draw:layer="layout" svg:x1="22.866cm" svg:y1="5.714cm" svg:x2="21.596cm" svg:y2="5.714cm">
          <text:p/>
        </draw:line>
        <draw:custom-shape draw:style-name="gr1" draw:text-style-name="P2" draw:layer="layout" svg:width="1.905cm" svg:height="1.905cm" svg:x="3.174cm" svg:y="7.619cm">
          <text:p text:style-name="P1">43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54cm" svg:height="1.673cm" svg:x="3.576cm" svg:y="4.444cm">
          <draw:text-box>
            <text:p text:style-name="P4">RAM:</text:p>
          </draw:text-box>
        </draw:frame>
        <draw:frame draw:style-name="gr4" draw:text-style-name="P7" draw:layer="layout" svg:width="0.959cm" svg:height="0.962cm" svg:x="1.58cm" svg:y="8.254cm">
          <draw:text-box>
            <text:p text:style-name="P6">D</text:p>
          </draw:text-box>
        </draw:frame>
        <draw:custom-shape draw:style-name="gr1" draw:text-style-name="P2" draw:layer="layout" svg:width="1.905cm" svg:height="1.905cm" svg:x="3.174cm" svg:y="10.159cm">
          <text:p text:style-name="P1">3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.383cm" svg:height="0.962cm" svg:x="1.269cm" svg:y="10.794cm">
          <draw:text-box>
            <text:p text:style-name="P8">DP</text:p>
          </draw:text-box>
        </draw:frame>
        <draw:line draw:style-name="gr6" draw:text-style-name="P3" draw:layer="layout" svg:x1="13.016cm" svg:y1="7.365cm" svg:x2="13.016cm" svg:y2="6.095cm">
          <text:p/>
        </draw:line>
        <draw:frame draw:style-name="gr7" draw:text-style-name="P9" draw:layer="layout" svg:width="3.111cm" svg:height="0.962cm" svg:x="2.604cm" svg:y="1.577cm">
          <draw:text-box>
            <text:p text:style-name="P8">Program:</text:p>
          </draw:text-box>
        </draw:frame>
        <draw:frame draw:style-name="gr8" draw:text-style-name="P10" draw:layer="layout" svg:width="15.875cm" svg:height="1.568cm" svg:x="5.714cm" svg:y="1.269cm">
          <draw:text-box>
            <text:p text:style-name="P1"><text:span text:style-name="T3">&gt;&gt;&gt;+</text:span><text:span text:style-name="T1">&gt;</text:span><text:span text:style-name="T2">[-]&gt;.</text:span></text:p>
          </draw:text-box>
        </draw:frame>
        <draw:custom-shape draw:style-name="gr1" draw:text-style-name="P2" draw:layer="layout" svg:width="1.905cm" svg:height="1.905cm" svg:x="6.356cm" svg:y="3.809cm">
          <text:p text:style-name="P1">0</text:p>
          <draw:enhanced-geometry svg:viewBox="0 0 21600 21600" draw:type="rectangle" draw:enhanced-path="M 0 0 L 21600 0 21600 21600 0 21600 0 0 Z N"/>
        </draw:custom-shape>
        <draw:frame draw:style-name="gr10" draw:layer="layout" svg:width="5.01cm" svg:height="2.398cm" svg:x="6.223cm" svg:y="12.1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V</text:p>
              </table:table-cell>
              <table:table-cell>
                <text:p text:style-name="P1">A</text:p>
              </table:table-cell>
              <table:table-cell>
                <text:p text:style-name="P1">S</text:p>
              </table:table-cell>
              <table:table-cell>
                <text:p text:style-name="P1">Z</text:p>
              </table:table-cell>
            </table:table-row>
            <table:table-row table:style-name="ro2" table:default-cell-style-name="ce1"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1" draw:text-style-name="P2" draw:layer="layout" svg:width="1.905cm" svg:height="1.905cm" svg:x="3.174cm" svg:y="12.699cm">
          <text:p text:style-name="P1">0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.277cm" svg:height="0.962cm" svg:x="1.269cm" svg:y="13.334cm">
          <draw:text-box>
            <text:p text:style-name="P8">LS</text:p>
          </draw:text-box>
        </draw:frame>
        <draw:custom-shape draw:style-name="gr12" draw:text-style-name="P11" draw:layer="layout" svg:width="1.905cm" svg:height="1.905cm" svg:x="22.859cm" svg:y="10.159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2.929cm" svg:height="1.673cm" svg:x="19.684cm" svg:y="10.794cm">
          <draw:text-box>
            <text:p text:style-name="P8">Output:</text:p>
          </draw:text-box>
        </draw:frame>
        <draw:custom-shape draw:style-name="gr1" draw:text-style-name="P2" draw:layer="layout" svg:width="1.905cm" svg:height="1.905cm" svg:x="8.261cm" svg:y="3.809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0.166cm" svg:y="3.809cm">
          <text:p text:style-name="P1">125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05cm" svg:height="1.905cm" svg:x="12.071cm" svg:y="3.809cm">
          <text:p text:style-name="P1">42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2.508cm" svg:height="0.96cm" svg:x="5.111cm" svg:y="6.504cm">
          <text:p text:style-name="P1">+1</text:p>
          <draw:enhanced-geometry svg:viewBox="0 0 21600 21600" draw:glue-points="10800 0 0 10800 10800 21600 21600 10800 ?f40 ?f41" draw:text-areas="0 0 21600 21600" draw:type="rectangular-callout" draw:modifiers="-3538.30211239538 40660.14568158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3" draw:layer="layout" svg:width="19.798cm" svg:height="11.136cm" svg:x="0.6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.905cm" svg:height="1.905cm" svg:x="13.976cm" svg:y="3.80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5.881cm" svg:y="3.809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7.786cm" svg:y="3.80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9.691cm" svg:y="3.809cm">
          <text:p text:style-name="P1">77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2.866cm" svg:y1="3.809cm" svg:x2="21.596cm" svg:y2="3.809cm">
          <text:p/>
        </draw:line>
        <draw:line draw:style-name="gr2" draw:text-style-name="P3" draw:layer="layout" svg:x1="22.866cm" svg:y1="5.714cm" svg:x2="21.596cm" svg:y2="5.714cm">
          <text:p/>
        </draw:line>
        <draw:custom-shape draw:style-name="gr1" draw:text-style-name="P2" draw:layer="layout" svg:width="1.905cm" svg:height="1.905cm" svg:x="3.174cm" svg:y="7.619cm">
          <text:p text:style-name="P1">43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54cm" svg:height="1.673cm" svg:x="3.576cm" svg:y="4.444cm">
          <draw:text-box>
            <text:p text:style-name="P4">RAM:</text:p>
          </draw:text-box>
        </draw:frame>
        <draw:frame draw:style-name="gr4" draw:text-style-name="P7" draw:layer="layout" svg:width="0.959cm" svg:height="0.962cm" svg:x="1.58cm" svg:y="8.254cm">
          <draw:text-box>
            <text:p text:style-name="P6">D</text:p>
          </draw:text-box>
        </draw:frame>
        <draw:custom-shape draw:style-name="gr1" draw:text-style-name="P2" draw:layer="layout" svg:width="1.905cm" svg:height="1.905cm" svg:x="3.174cm" svg:y="10.159cm">
          <text:p text:style-name="P1">3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.383cm" svg:height="0.962cm" svg:x="1.269cm" svg:y="10.794cm">
          <draw:text-box>
            <text:p text:style-name="P8">DP</text:p>
          </draw:text-box>
        </draw:frame>
        <draw:line draw:style-name="gr6" draw:text-style-name="P3" draw:layer="layout" svg:x1="13.016cm" svg:y1="7.365cm" svg:x2="13.016cm" svg:y2="6.095cm">
          <text:p/>
        </draw:line>
        <draw:frame draw:style-name="gr7" draw:text-style-name="P9" draw:layer="layout" svg:width="3.111cm" svg:height="0.962cm" svg:x="2.604cm" svg:y="1.577cm">
          <draw:text-box>
            <text:p text:style-name="P8">Program:</text:p>
          </draw:text-box>
        </draw:frame>
        <draw:frame draw:style-name="gr8" draw:text-style-name="P10" draw:layer="layout" svg:width="15.875cm" svg:height="1.568cm" svg:x="5.714cm" svg:y="1.269cm">
          <draw:text-box>
            <text:p text:style-name="P1"><text:span text:style-name="T3">&gt;&gt;&gt;+</text:span><text:span text:style-name="T1">&gt;</text:span><text:span text:style-name="T2">[-]&gt;.</text:span></text:p>
          </draw:text-box>
        </draw:frame>
        <draw:custom-shape draw:style-name="gr1" draw:text-style-name="P2" draw:layer="layout" svg:width="1.905cm" svg:height="1.905cm" svg:x="6.356cm" svg:y="3.809cm">
          <text:p text:style-name="P1">0</text:p>
          <draw:enhanced-geometry svg:viewBox="0 0 21600 21600" draw:type="rectangle" draw:enhanced-path="M 0 0 L 21600 0 21600 21600 0 21600 0 0 Z N"/>
        </draw:custom-shape>
        <draw:frame draw:style-name="gr10" draw:layer="layout" svg:width="5.01cm" svg:height="2.398cm" svg:x="6.223cm" svg:y="12.1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V</text:p>
              </table:table-cell>
              <table:table-cell>
                <text:p text:style-name="P1">A</text:p>
              </table:table-cell>
              <table:table-cell>
                <text:p text:style-name="P1">S</text:p>
              </table:table-cell>
              <table:table-cell>
                <text:p text:style-name="P1">Z</text:p>
              </table:table-cell>
            </table:table-row>
            <table:table-row table:style-name="ro2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1" draw:text-style-name="P2" draw:layer="layout" svg:width="1.905cm" svg:height="1.905cm" svg:x="3.174cm" svg:y="12.699cm">
          <text:p text:style-name="P1">0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.277cm" svg:height="0.962cm" svg:x="1.269cm" svg:y="13.334cm">
          <draw:text-box>
            <text:p text:style-name="P8">LS</text:p>
          </draw:text-box>
        </draw:frame>
        <draw:custom-shape draw:style-name="gr12" draw:text-style-name="P11" draw:layer="layout" svg:width="1.905cm" svg:height="1.905cm" svg:x="22.859cm" svg:y="10.159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2.929cm" svg:height="1.673cm" svg:x="19.684cm" svg:y="10.794cm">
          <draw:text-box>
            <text:p text:style-name="P8">Output:</text:p>
          </draw:text-box>
        </draw:frame>
        <draw:custom-shape draw:style-name="gr1" draw:text-style-name="P2" draw:layer="layout" svg:width="1.905cm" svg:height="1.905cm" svg:x="8.261cm" svg:y="3.809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0.166cm" svg:y="3.809cm">
          <text:p text:style-name="P1">125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05cm" svg:height="1.905cm" svg:x="12.071cm" svg:y="3.809cm">
          <text:p text:style-name="P1">43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5.385cm" svg:y1="8.428cm" svg:x2="12.526cm" svg:y2="5.993cm">
          <text:p/>
        </draw:line>
        <presentation:notes draw:style-name="dp2">
          <office:forms form:automatic-focus="false" form:apply-design-mode="false"/>
          <draw:page-thumbnail draw:style-name="gr13" draw:layer="layout" svg:width="19.798cm" svg:height="11.136cm" svg:x="0.6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.905cm" svg:height="1.905cm" svg:x="15.881cm" svg:y="3.809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7.786cm" svg:y="3.80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9.691cm" svg:y="3.809cm">
          <text:p text:style-name="P1">77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2.866cm" svg:y1="3.809cm" svg:x2="21.596cm" svg:y2="3.809cm">
          <text:p/>
        </draw:line>
        <draw:line draw:style-name="gr2" draw:text-style-name="P3" draw:layer="layout" svg:x1="22.866cm" svg:y1="5.714cm" svg:x2="21.596cm" svg:y2="5.714cm">
          <text:p/>
        </draw:line>
        <draw:custom-shape draw:style-name="gr1" draw:text-style-name="P2" draw:layer="layout" svg:width="1.905cm" svg:height="1.905cm" svg:x="3.174cm" svg:y="7.619cm">
          <text:p text:style-name="P1">43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54cm" svg:height="1.673cm" svg:x="3.576cm" svg:y="4.444cm">
          <draw:text-box>
            <text:p text:style-name="P4">RAM:</text:p>
          </draw:text-box>
        </draw:frame>
        <draw:frame draw:style-name="gr4" draw:text-style-name="P7" draw:layer="layout" svg:width="0.959cm" svg:height="0.962cm" svg:x="1.58cm" svg:y="8.254cm">
          <draw:text-box>
            <text:p text:style-name="P6">D</text:p>
          </draw:text-box>
        </draw:frame>
        <draw:custom-shape draw:style-name="gr1" draw:text-style-name="P2" draw:layer="layout" svg:width="1.905cm" svg:height="1.905cm" svg:x="3.174cm" svg:y="10.159cm">
          <text:p text:style-name="P1">4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.383cm" svg:height="0.962cm" svg:x="1.269cm" svg:y="10.794cm">
          <draw:text-box>
            <text:p text:style-name="P8">DP</text:p>
          </draw:text-box>
        </draw:frame>
        <draw:line draw:style-name="gr6" draw:text-style-name="P3" draw:layer="layout" svg:x1="14.916cm" svg:y1="7.365cm" svg:x2="14.916cm" svg:y2="6.095cm">
          <text:p/>
        </draw:line>
        <draw:frame draw:style-name="gr7" draw:text-style-name="P9" draw:layer="layout" svg:width="3.111cm" svg:height="0.962cm" svg:x="2.604cm" svg:y="1.577cm">
          <draw:text-box>
            <text:p text:style-name="P8">Program:</text:p>
          </draw:text-box>
        </draw:frame>
        <draw:frame draw:style-name="gr8" draw:text-style-name="P10" draw:layer="layout" svg:width="15.875cm" svg:height="1.568cm" svg:x="5.714cm" svg:y="1.269cm">
          <draw:text-box>
            <text:p text:style-name="P1"><text:span text:style-name="T3">&gt;&gt;&gt;+&gt;</text:span><text:span text:style-name="T1">[</text:span><text:span text:style-name="T2">-]&gt;.</text:span></text:p>
          </draw:text-box>
        </draw:frame>
        <draw:custom-shape draw:style-name="gr1" draw:text-style-name="P2" draw:layer="layout" svg:width="1.905cm" svg:height="1.905cm" svg:x="6.356cm" svg:y="3.809cm">
          <text:p text:style-name="P1">0</text:p>
          <draw:enhanced-geometry svg:viewBox="0 0 21600 21600" draw:type="rectangle" draw:enhanced-path="M 0 0 L 21600 0 21600 21600 0 21600 0 0 Z N"/>
        </draw:custom-shape>
        <draw:frame draw:style-name="gr10" draw:layer="layout" svg:width="5.01cm" svg:height="2.398cm" svg:x="6.223cm" svg:y="12.1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V</text:p>
              </table:table-cell>
              <table:table-cell>
                <text:p text:style-name="P1">A</text:p>
              </table:table-cell>
              <table:table-cell>
                <text:p text:style-name="P1">S</text:p>
              </table:table-cell>
              <table:table-cell>
                <text:p text:style-name="P1">Z</text:p>
              </table:table-cell>
            </table:table-row>
            <table:table-row table:style-name="ro2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1" draw:text-style-name="P2" draw:layer="layout" svg:width="1.905cm" svg:height="1.905cm" svg:x="3.174cm" svg:y="12.699cm">
          <text:p text:style-name="P1">0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.277cm" svg:height="0.962cm" svg:x="1.269cm" svg:y="13.334cm">
          <draw:text-box>
            <text:p text:style-name="P8">LS</text:p>
          </draw:text-box>
        </draw:frame>
        <draw:custom-shape draw:style-name="gr12" draw:text-style-name="P11" draw:layer="layout" svg:width="1.905cm" svg:height="1.905cm" svg:x="22.859cm" svg:y="10.159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2.929cm" svg:height="1.673cm" svg:x="19.684cm" svg:y="10.794cm">
          <draw:text-box>
            <text:p text:style-name="P8">Output:</text:p>
          </draw:text-box>
        </draw:frame>
        <draw:custom-shape draw:style-name="gr1" draw:text-style-name="P2" draw:layer="layout" svg:width="1.905cm" svg:height="1.905cm" svg:x="8.261cm" svg:y="3.809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0.166cm" svg:y="3.809cm">
          <text:p text:style-name="P1">12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2.071cm" svg:y="3.809cm">
          <text:p text:style-name="P1">43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05cm" svg:height="1.905cm" svg:x="13.976cm" svg:y="3.809cm">
          <text:p text:style-name="P1">3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3" draw:layer="layout" svg:width="19.798cm" svg:height="11.136cm" svg:x="0.6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.905cm" svg:height="1.905cm" svg:x="15.881cm" svg:y="3.809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7.786cm" svg:y="3.80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9.691cm" svg:y="3.809cm">
          <text:p text:style-name="P1">77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2.866cm" svg:y1="3.809cm" svg:x2="21.596cm" svg:y2="3.809cm">
          <text:p/>
        </draw:line>
        <draw:line draw:style-name="gr2" draw:text-style-name="P3" draw:layer="layout" svg:x1="22.866cm" svg:y1="5.714cm" svg:x2="21.596cm" svg:y2="5.714cm">
          <text:p/>
        </draw:line>
        <draw:custom-shape draw:style-name="gr1" draw:text-style-name="P2" draw:layer="layout" svg:width="1.905cm" svg:height="1.905cm" svg:x="3.174cm" svg:y="7.619cm">
          <text:p text:style-name="P1">3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54cm" svg:height="1.673cm" svg:x="3.576cm" svg:y="4.444cm">
          <draw:text-box>
            <text:p text:style-name="P4">RAM:</text:p>
          </draw:text-box>
        </draw:frame>
        <draw:frame draw:style-name="gr4" draw:text-style-name="P7" draw:layer="layout" svg:width="0.959cm" svg:height="0.962cm" svg:x="1.58cm" svg:y="8.254cm">
          <draw:text-box>
            <text:p text:style-name="P6">D</text:p>
          </draw:text-box>
        </draw:frame>
        <draw:custom-shape draw:style-name="gr1" draw:text-style-name="P2" draw:layer="layout" svg:width="1.905cm" svg:height="1.905cm" svg:x="3.174cm" svg:y="10.159cm">
          <text:p text:style-name="P1">4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.383cm" svg:height="0.962cm" svg:x="1.269cm" svg:y="10.794cm">
          <draw:text-box>
            <text:p text:style-name="P8">DP</text:p>
          </draw:text-box>
        </draw:frame>
        <draw:line draw:style-name="gr6" draw:text-style-name="P3" draw:layer="layout" svg:x1="14.916cm" svg:y1="7.365cm" svg:x2="14.916cm" svg:y2="6.095cm">
          <text:p/>
        </draw:line>
        <draw:frame draw:style-name="gr7" draw:text-style-name="P9" draw:layer="layout" svg:width="3.111cm" svg:height="0.962cm" svg:x="2.604cm" svg:y="1.577cm">
          <draw:text-box>
            <text:p text:style-name="P8">Program:</text:p>
          </draw:text-box>
        </draw:frame>
        <draw:frame draw:style-name="gr8" draw:text-style-name="P10" draw:layer="layout" svg:width="15.875cm" svg:height="1.568cm" svg:x="5.714cm" svg:y="1.269cm">
          <draw:text-box>
            <text:p text:style-name="P1"><text:span text:style-name="T3">&gt;&gt;&gt;+&gt;[</text:span><text:span text:style-name="T1">-</text:span><text:span text:style-name="T2">]&gt;.</text:span></text:p>
          </draw:text-box>
        </draw:frame>
        <draw:custom-shape draw:style-name="gr1" draw:text-style-name="P2" draw:layer="layout" svg:width="1.905cm" svg:height="1.905cm" svg:x="6.356cm" svg:y="3.809cm">
          <text:p text:style-name="P1">0</text:p>
          <draw:enhanced-geometry svg:viewBox="0 0 21600 21600" draw:type="rectangle" draw:enhanced-path="M 0 0 L 21600 0 21600 21600 0 21600 0 0 Z N"/>
        </draw:custom-shape>
        <draw:frame draw:style-name="gr10" draw:layer="layout" svg:width="5.01cm" svg:height="2.398cm" svg:x="6.223cm" svg:y="12.1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V</text:p>
              </table:table-cell>
              <table:table-cell>
                <text:p text:style-name="P1">A</text:p>
              </table:table-cell>
              <table:table-cell>
                <text:p text:style-name="P1">S</text:p>
              </table:table-cell>
              <table:table-cell>
                <text:p text:style-name="P1">Z</text:p>
              </table:table-cell>
            </table:table-row>
            <table:table-row table:style-name="ro2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1" draw:text-style-name="P2" draw:layer="layout" svg:width="1.905cm" svg:height="1.905cm" svg:x="3.174cm" svg:y="12.699cm">
          <text:p text:style-name="P1">0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.277cm" svg:height="0.962cm" svg:x="1.269cm" svg:y="13.334cm">
          <draw:text-box>
            <text:p text:style-name="P8">LS</text:p>
          </draw:text-box>
        </draw:frame>
        <draw:custom-shape draw:style-name="gr12" draw:text-style-name="P11" draw:layer="layout" svg:width="1.905cm" svg:height="1.905cm" svg:x="22.859cm" svg:y="10.159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2.929cm" svg:height="1.673cm" svg:x="19.684cm" svg:y="10.794cm">
          <draw:text-box>
            <text:p text:style-name="P8">Output:</text:p>
          </draw:text-box>
        </draw:frame>
        <draw:custom-shape draw:style-name="gr1" draw:text-style-name="P2" draw:layer="layout" svg:width="1.905cm" svg:height="1.905cm" svg:x="8.261cm" svg:y="3.809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0.166cm" svg:y="3.809cm">
          <text:p text:style-name="P1">12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2.071cm" svg:y="3.809cm">
          <text:p text:style-name="P1">43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05cm" svg:height="1.905cm" svg:x="13.976cm" svg:y="3.809cm">
          <text:p text:style-name="P1">3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14.587cm" svg:y1="5.97cm" svg:x2="5.361cm" svg:y2="8.452cm">
          <text:p/>
        </draw:line>
        <draw:custom-shape draw:style-name="gr18" draw:text-style-name="P13" draw:layer="layout" svg:width="2.748cm" svg:height="1.033cm" svg:x="11.09cm" svg:y="10.92cm">
          <text:p text:style-name="P1">Not 0!</text:p>
          <draw:enhanced-geometry svg:viewBox="0 0 21600 21600" draw:glue-points="10800 0 0 10800 10800 21600 21600 10800 ?f40 ?f41" draw:text-areas="0 0 21600 21600" draw:type="rectangular-callout" draw:modifiers="-2066.49690796653 35199.22630560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3" draw:layer="layout" svg:width="19.798cm" svg:height="11.136cm" svg:x="0.6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.905cm" svg:height="1.905cm" svg:x="15.881cm" svg:y="3.809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7.786cm" svg:y="3.80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9.691cm" svg:y="3.809cm">
          <text:p text:style-name="P1">77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2.866cm" svg:y1="3.809cm" svg:x2="21.596cm" svg:y2="3.809cm">
          <text:p/>
        </draw:line>
        <draw:line draw:style-name="gr2" draw:text-style-name="P3" draw:layer="layout" svg:x1="22.866cm" svg:y1="5.714cm" svg:x2="21.596cm" svg:y2="5.714cm">
          <text:p/>
        </draw:line>
        <draw:custom-shape draw:style-name="gr1" draw:text-style-name="P2" draw:layer="layout" svg:width="1.905cm" svg:height="1.905cm" svg:x="3.174cm" svg:y="7.619cm">
          <text:p text:style-name="P1">2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54cm" svg:height="1.673cm" svg:x="3.576cm" svg:y="4.444cm">
          <draw:text-box>
            <text:p text:style-name="P4">RAM:</text:p>
          </draw:text-box>
        </draw:frame>
        <draw:frame draw:style-name="gr4" draw:text-style-name="P7" draw:layer="layout" svg:width="0.959cm" svg:height="0.962cm" svg:x="1.58cm" svg:y="8.254cm">
          <draw:text-box>
            <text:p text:style-name="P6">D</text:p>
          </draw:text-box>
        </draw:frame>
        <draw:custom-shape draw:style-name="gr1" draw:text-style-name="P2" draw:layer="layout" svg:width="1.905cm" svg:height="1.905cm" svg:x="3.174cm" svg:y="10.159cm">
          <text:p text:style-name="P1">4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.383cm" svg:height="0.962cm" svg:x="1.269cm" svg:y="10.794cm">
          <draw:text-box>
            <text:p text:style-name="P8">DP</text:p>
          </draw:text-box>
        </draw:frame>
        <draw:line draw:style-name="gr6" draw:text-style-name="P3" draw:layer="layout" svg:x1="14.916cm" svg:y1="7.365cm" svg:x2="14.916cm" svg:y2="6.095cm">
          <text:p/>
        </draw:line>
        <draw:frame draw:style-name="gr7" draw:text-style-name="P9" draw:layer="layout" svg:width="3.111cm" svg:height="0.962cm" svg:x="2.604cm" svg:y="1.577cm">
          <draw:text-box>
            <text:p text:style-name="P8">Program:</text:p>
          </draw:text-box>
        </draw:frame>
        <draw:frame draw:style-name="gr8" draw:text-style-name="P10" draw:layer="layout" svg:width="15.875cm" svg:height="1.568cm" svg:x="5.714cm" svg:y="1.269cm">
          <draw:text-box>
            <text:p text:style-name="P1"><text:span text:style-name="T3">&gt;&gt;&gt;+&gt;[</text:span><text:span text:style-name="T1">-</text:span><text:span text:style-name="T3">]</text:span><text:span text:style-name="T2">&gt;.</text:span></text:p>
          </draw:text-box>
        </draw:frame>
        <draw:custom-shape draw:style-name="gr1" draw:text-style-name="P2" draw:layer="layout" svg:width="1.905cm" svg:height="1.905cm" svg:x="6.356cm" svg:y="3.809cm">
          <text:p text:style-name="P1">0</text:p>
          <draw:enhanced-geometry svg:viewBox="0 0 21600 21600" draw:type="rectangle" draw:enhanced-path="M 0 0 L 21600 0 21600 21600 0 21600 0 0 Z N"/>
        </draw:custom-shape>
        <draw:frame draw:style-name="gr10" draw:layer="layout" svg:width="5.01cm" svg:height="2.398cm" svg:x="6.223cm" svg:y="12.1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V</text:p>
              </table:table-cell>
              <table:table-cell>
                <text:p text:style-name="P1">A</text:p>
              </table:table-cell>
              <table:table-cell>
                <text:p text:style-name="P1">S</text:p>
              </table:table-cell>
              <table:table-cell>
                <text:p text:style-name="P1">Z</text:p>
              </table:table-cell>
            </table:table-row>
            <table:table-row table:style-name="ro2" table:default-cell-style-name="ce1"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1" draw:text-style-name="P2" draw:layer="layout" svg:width="1.905cm" svg:height="1.905cm" svg:x="3.174cm" svg:y="12.699cm">
          <text:p text:style-name="P1">0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.277cm" svg:height="0.962cm" svg:x="1.269cm" svg:y="13.334cm">
          <draw:text-box>
            <text:p text:style-name="P8">LS</text:p>
          </draw:text-box>
        </draw:frame>
        <draw:custom-shape draw:style-name="gr12" draw:text-style-name="P11" draw:layer="layout" svg:width="1.905cm" svg:height="1.905cm" svg:x="22.859cm" svg:y="10.159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2.929cm" svg:height="1.673cm" svg:x="19.684cm" svg:y="10.794cm">
          <draw:text-box>
            <text:p text:style-name="P8">Output:</text:p>
          </draw:text-box>
        </draw:frame>
        <draw:custom-shape draw:style-name="gr1" draw:text-style-name="P2" draw:layer="layout" svg:width="1.905cm" svg:height="1.905cm" svg:x="8.261cm" svg:y="3.809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0.166cm" svg:y="3.809cm">
          <text:p text:style-name="P1">12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2.071cm" svg:y="3.809cm">
          <text:p text:style-name="P1">43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05cm" svg:height="1.905cm" svg:x="13.976cm" svg:y="3.80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2.508cm" svg:height="0.96cm" svg:x="4.906cm" svg:y="6.429cm">
          <text:p text:style-name="P1">-1</text:p>
          <draw:enhanced-geometry svg:viewBox="0 0 21600 21600" draw:glue-points="10800 0 0 10800 10800 21600 21600 10800 ?f40 ?f41" draw:text-areas="0 0 21600 21600" draw:type="rectangular-callout" draw:modifiers="-3538.30211239538 40660.14568158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3" draw:layer="layout" svg:width="2.748cm" svg:height="1.033cm" svg:x="11.074cm" svg:y="10.923cm">
          <text:p text:style-name="P1">Not 0!</text:p>
          <draw:enhanced-geometry svg:viewBox="0 0 21600 21600" draw:glue-points="10800 0 0 10800 10800 21600 21600 10800 ?f40 ?f41" draw:text-areas="0 0 21600 21600" draw:type="rectangular-callout" draw:modifiers="-2066.49690796653 35199.22630560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3" draw:layer="layout" svg:width="19.798cm" svg:height="11.136cm" svg:x="0.6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.905cm" svg:height="1.905cm" svg:x="15.881cm" svg:y="3.809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7.786cm" svg:y="3.80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9.691cm" svg:y="3.809cm">
          <text:p text:style-name="P1">77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2.866cm" svg:y1="3.809cm" svg:x2="21.596cm" svg:y2="3.809cm">
          <text:p/>
        </draw:line>
        <draw:line draw:style-name="gr2" draw:text-style-name="P3" draw:layer="layout" svg:x1="22.866cm" svg:y1="5.714cm" svg:x2="21.596cm" svg:y2="5.714cm">
          <text:p/>
        </draw:line>
        <draw:custom-shape draw:style-name="gr1" draw:text-style-name="P2" draw:layer="layout" svg:width="1.905cm" svg:height="1.905cm" svg:x="3.174cm" svg:y="7.619cm">
          <text:p text:style-name="P1">1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54cm" svg:height="1.673cm" svg:x="3.576cm" svg:y="4.444cm">
          <draw:text-box>
            <text:p text:style-name="P4">RAM:</text:p>
          </draw:text-box>
        </draw:frame>
        <draw:frame draw:style-name="gr4" draw:text-style-name="P7" draw:layer="layout" svg:width="0.959cm" svg:height="0.962cm" svg:x="1.58cm" svg:y="8.254cm">
          <draw:text-box>
            <text:p text:style-name="P6">D</text:p>
          </draw:text-box>
        </draw:frame>
        <draw:custom-shape draw:style-name="gr1" draw:text-style-name="P2" draw:layer="layout" svg:width="1.905cm" svg:height="1.905cm" svg:x="3.174cm" svg:y="10.159cm">
          <text:p text:style-name="P1">4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.383cm" svg:height="0.962cm" svg:x="1.269cm" svg:y="10.794cm">
          <draw:text-box>
            <text:p text:style-name="P8">DP</text:p>
          </draw:text-box>
        </draw:frame>
        <draw:line draw:style-name="gr6" draw:text-style-name="P3" draw:layer="layout" svg:x1="14.916cm" svg:y1="7.365cm" svg:x2="14.916cm" svg:y2="6.095cm">
          <text:p/>
        </draw:line>
        <draw:frame draw:style-name="gr7" draw:text-style-name="P9" draw:layer="layout" svg:width="3.111cm" svg:height="0.962cm" svg:x="2.604cm" svg:y="1.577cm">
          <draw:text-box>
            <text:p text:style-name="P8">Program:</text:p>
          </draw:text-box>
        </draw:frame>
        <draw:frame draw:style-name="gr8" draw:text-style-name="P10" draw:layer="layout" svg:width="15.875cm" svg:height="1.568cm" svg:x="5.714cm" svg:y="1.269cm">
          <draw:text-box>
            <text:p text:style-name="P1"><text:span text:style-name="T3">&gt;&gt;&gt;+&gt;[</text:span><text:span text:style-name="T1">-</text:span><text:span text:style-name="T3">]</text:span><text:span text:style-name="T2">&gt;.</text:span></text:p>
          </draw:text-box>
        </draw:frame>
        <draw:custom-shape draw:style-name="gr1" draw:text-style-name="P2" draw:layer="layout" svg:width="1.905cm" svg:height="1.905cm" svg:x="6.356cm" svg:y="3.809cm">
          <text:p text:style-name="P1">0</text:p>
          <draw:enhanced-geometry svg:viewBox="0 0 21600 21600" draw:type="rectangle" draw:enhanced-path="M 0 0 L 21600 0 21600 21600 0 21600 0 0 Z N"/>
        </draw:custom-shape>
        <draw:frame draw:style-name="gr10" draw:layer="layout" svg:width="5.01cm" svg:height="2.398cm" svg:x="6.223cm" svg:y="12.1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V</text:p>
              </table:table-cell>
              <table:table-cell>
                <text:p text:style-name="P1">A</text:p>
              </table:table-cell>
              <table:table-cell>
                <text:p text:style-name="P1">S</text:p>
              </table:table-cell>
              <table:table-cell>
                <text:p text:style-name="P1">Z</text:p>
              </table:table-cell>
            </table:table-row>
            <table:table-row table:style-name="ro2" table:default-cell-style-name="ce1"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1" draw:text-style-name="P2" draw:layer="layout" svg:width="1.905cm" svg:height="1.905cm" svg:x="3.174cm" svg:y="12.699cm">
          <text:p text:style-name="P1">0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.277cm" svg:height="0.962cm" svg:x="1.269cm" svg:y="13.334cm">
          <draw:text-box>
            <text:p text:style-name="P8">LS</text:p>
          </draw:text-box>
        </draw:frame>
        <draw:custom-shape draw:style-name="gr12" draw:text-style-name="P11" draw:layer="layout" svg:width="1.905cm" svg:height="1.905cm" svg:x="22.859cm" svg:y="10.159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2.929cm" svg:height="1.673cm" svg:x="19.684cm" svg:y="10.794cm">
          <draw:text-box>
            <text:p text:style-name="P8">Output:</text:p>
          </draw:text-box>
        </draw:frame>
        <draw:custom-shape draw:style-name="gr1" draw:text-style-name="P2" draw:layer="layout" svg:width="1.905cm" svg:height="1.905cm" svg:x="8.261cm" svg:y="3.809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0.166cm" svg:y="3.809cm">
          <text:p text:style-name="P1">12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2.071cm" svg:y="3.809cm">
          <text:p text:style-name="P1">43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05cm" svg:height="1.905cm" svg:x="13.976cm" svg:y="3.80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2.508cm" svg:height="0.96cm" svg:x="4.906cm" svg:y="6.429cm">
          <text:p text:style-name="P1">-1</text:p>
          <draw:enhanced-geometry svg:viewBox="0 0 21600 21600" draw:glue-points="10800 0 0 10800 10800 21600 21600 10800 ?f40 ?f41" draw:text-areas="0 0 21600 21600" draw:type="rectangular-callout" draw:modifiers="-3538.30211239538 40660.14568158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3" draw:layer="layout" svg:width="2.748cm" svg:height="1.033cm" svg:x="11.074cm" svg:y="10.923cm">
          <text:p text:style-name="P1">Not 0!</text:p>
          <draw:enhanced-geometry svg:viewBox="0 0 21600 21600" draw:glue-points="10800 0 0 10800 10800 21600 21600 10800 ?f40 ?f41" draw:text-areas="0 0 21600 21600" draw:type="rectangular-callout" draw:modifiers="-2066.49690796653 35199.22630560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3" draw:layer="layout" svg:width="19.798cm" svg:height="11.136cm" svg:x="0.6cm" svg:y="2.257cm" draw:page-number="1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.905cm" svg:height="1.905cm" svg:x="15.881cm" svg:y="3.809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7.786cm" svg:y="3.80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9.691cm" svg:y="3.809cm">
          <text:p text:style-name="P1">77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2.866cm" svg:y1="3.809cm" svg:x2="21.596cm" svg:y2="3.809cm">
          <text:p/>
        </draw:line>
        <draw:line draw:style-name="gr2" draw:text-style-name="P3" draw:layer="layout" svg:x1="22.866cm" svg:y1="5.714cm" svg:x2="21.596cm" svg:y2="5.714cm">
          <text:p/>
        </draw:line>
        <draw:custom-shape draw:style-name="gr1" draw:text-style-name="P2" draw:layer="layout" svg:width="1.905cm" svg:height="1.905cm" svg:x="3.174cm" svg:y="7.619cm">
          <text:p text:style-name="P1">0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54cm" svg:height="1.673cm" svg:x="3.576cm" svg:y="4.444cm">
          <draw:text-box>
            <text:p text:style-name="P4">RAM:</text:p>
          </draw:text-box>
        </draw:frame>
        <draw:frame draw:style-name="gr4" draw:text-style-name="P7" draw:layer="layout" svg:width="0.959cm" svg:height="0.962cm" svg:x="1.58cm" svg:y="8.254cm">
          <draw:text-box>
            <text:p text:style-name="P6">D</text:p>
          </draw:text-box>
        </draw:frame>
        <draw:custom-shape draw:style-name="gr1" draw:text-style-name="P2" draw:layer="layout" svg:width="1.905cm" svg:height="1.905cm" svg:x="3.174cm" svg:y="10.159cm">
          <text:p text:style-name="P1">4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.383cm" svg:height="0.962cm" svg:x="1.269cm" svg:y="10.794cm">
          <draw:text-box>
            <text:p text:style-name="P8">DP</text:p>
          </draw:text-box>
        </draw:frame>
        <draw:line draw:style-name="gr6" draw:text-style-name="P3" draw:layer="layout" svg:x1="14.916cm" svg:y1="7.365cm" svg:x2="14.916cm" svg:y2="6.095cm">
          <text:p/>
        </draw:line>
        <draw:frame draw:style-name="gr7" draw:text-style-name="P9" draw:layer="layout" svg:width="3.111cm" svg:height="0.962cm" svg:x="2.604cm" svg:y="1.577cm">
          <draw:text-box>
            <text:p text:style-name="P8">Program:</text:p>
          </draw:text-box>
        </draw:frame>
        <draw:frame draw:style-name="gr8" draw:text-style-name="P10" draw:layer="layout" svg:width="15.875cm" svg:height="1.568cm" svg:x="5.714cm" svg:y="1.269cm">
          <draw:text-box>
            <text:p text:style-name="P1"><text:span text:style-name="T3">&gt;&gt;&gt;+&gt;[-]</text:span><text:span text:style-name="T1">&gt;</text:span><text:span text:style-name="T2">.</text:span></text:p>
          </draw:text-box>
        </draw:frame>
        <draw:custom-shape draw:style-name="gr1" draw:text-style-name="P2" draw:layer="layout" svg:width="1.905cm" svg:height="1.905cm" svg:x="6.356cm" svg:y="3.809cm">
          <text:p text:style-name="P1">0</text:p>
          <draw:enhanced-geometry svg:viewBox="0 0 21600 21600" draw:type="rectangle" draw:enhanced-path="M 0 0 L 21600 0 21600 21600 0 21600 0 0 Z N"/>
        </draw:custom-shape>
        <draw:frame draw:style-name="gr10" draw:layer="layout" svg:width="5.01cm" svg:height="2.398cm" svg:x="6.223cm" svg:y="12.1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V</text:p>
              </table:table-cell>
              <table:table-cell>
                <text:p text:style-name="P1">A</text:p>
              </table:table-cell>
              <table:table-cell>
                <text:p text:style-name="P1">S</text:p>
              </table:table-cell>
              <table:table-cell>
                <text:p text:style-name="P1">Z</text:p>
              </table:table-cell>
            </table:table-row>
            <table:table-row table:style-name="ro2" table:default-cell-style-name="ce1"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1" draw:text-style-name="P2" draw:layer="layout" svg:width="1.905cm" svg:height="1.905cm" svg:x="3.174cm" svg:y="12.699cm">
          <text:p text:style-name="P1">0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.277cm" svg:height="0.962cm" svg:x="1.269cm" svg:y="13.334cm">
          <draw:text-box>
            <text:p text:style-name="P8">LS</text:p>
          </draw:text-box>
        </draw:frame>
        <draw:custom-shape draw:style-name="gr12" draw:text-style-name="P11" draw:layer="layout" svg:width="1.905cm" svg:height="1.905cm" svg:x="22.859cm" svg:y="10.159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2.929cm" svg:height="1.673cm" svg:x="19.684cm" svg:y="10.794cm">
          <draw:text-box>
            <text:p text:style-name="P8">Output:</text:p>
          </draw:text-box>
        </draw:frame>
        <draw:custom-shape draw:style-name="gr1" draw:text-style-name="P2" draw:layer="layout" svg:width="1.905cm" svg:height="1.905cm" svg:x="8.261cm" svg:y="3.809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0.166cm" svg:y="3.809cm">
          <text:p text:style-name="P1">12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2.071cm" svg:y="3.809cm">
          <text:p text:style-name="P1">43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05cm" svg:height="1.905cm" svg:x="13.976cm" svg:y="3.80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2.508cm" svg:height="0.96cm" svg:x="4.906cm" svg:y="6.429cm">
          <text:p text:style-name="P1">-1</text:p>
          <draw:enhanced-geometry svg:viewBox="0 0 21600 21600" draw:glue-points="10800 0 0 10800 10800 21600 21600 10800 ?f40 ?f41" draw:text-areas="0 0 21600 21600" draw:type="rectangular-callout" draw:modifiers="-3538.30211239538 40660.14568158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3" draw:layer="layout" svg:width="2.748cm" svg:height="1.033cm" svg:x="11.074cm" svg:y="10.923cm">
          <text:p text:style-name="P1">0!</text:p>
          <draw:enhanced-geometry svg:viewBox="0 0 21600 21600" draw:glue-points="10800 0 0 10800 10800 21600 21600 10800 ?f40 ?f41" draw:text-areas="0 0 21600 21600" draw:type="rectangular-callout" draw:modifiers="-2066.49690796653 35199.22630560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3" draw:layer="layout" svg:width="19.798cm" svg:height="11.136cm" svg:x="0.6cm" svg:y="2.257cm" draw:page-number="1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.905cm" svg:height="1.905cm" svg:x="15.881cm" svg:y="3.809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7.786cm" svg:y="3.80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9.691cm" svg:y="3.809cm">
          <text:p text:style-name="P1">77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2.866cm" svg:y1="3.809cm" svg:x2="21.596cm" svg:y2="3.809cm">
          <text:p/>
        </draw:line>
        <draw:line draw:style-name="gr2" draw:text-style-name="P3" draw:layer="layout" svg:x1="22.866cm" svg:y1="5.714cm" svg:x2="21.596cm" svg:y2="5.714cm">
          <text:p/>
        </draw:line>
        <draw:custom-shape draw:style-name="gr1" draw:text-style-name="P2" draw:layer="layout" svg:width="1.905cm" svg:height="1.905cm" svg:x="3.174cm" svg:y="7.619cm">
          <text:p text:style-name="P1">0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54cm" svg:height="1.673cm" svg:x="3.576cm" svg:y="4.444cm">
          <draw:text-box>
            <text:p text:style-name="P4">RAM:</text:p>
          </draw:text-box>
        </draw:frame>
        <draw:frame draw:style-name="gr4" draw:text-style-name="P7" draw:layer="layout" svg:width="0.959cm" svg:height="0.962cm" svg:x="1.58cm" svg:y="8.254cm">
          <draw:text-box>
            <text:p text:style-name="P6">D</text:p>
          </draw:text-box>
        </draw:frame>
        <draw:custom-shape draw:style-name="gr1" draw:text-style-name="P2" draw:layer="layout" svg:width="1.905cm" svg:height="1.905cm" svg:x="3.174cm" svg:y="10.159cm">
          <text:p text:style-name="P1">4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.383cm" svg:height="0.962cm" svg:x="1.269cm" svg:y="10.794cm">
          <draw:text-box>
            <text:p text:style-name="P8">DP</text:p>
          </draw:text-box>
        </draw:frame>
        <draw:line draw:style-name="gr6" draw:text-style-name="P3" draw:layer="layout" svg:x1="14.916cm" svg:y1="7.365cm" svg:x2="14.916cm" svg:y2="6.095cm">
          <text:p/>
        </draw:line>
        <draw:frame draw:style-name="gr7" draw:text-style-name="P9" draw:layer="layout" svg:width="3.111cm" svg:height="0.962cm" svg:x="2.604cm" svg:y="1.577cm">
          <draw:text-box>
            <text:p text:style-name="P8">Program:</text:p>
          </draw:text-box>
        </draw:frame>
        <draw:frame draw:style-name="gr8" draw:text-style-name="P10" draw:layer="layout" svg:width="15.875cm" svg:height="1.568cm" svg:x="5.714cm" svg:y="1.269cm">
          <draw:text-box>
            <text:p text:style-name="P1"><text:span text:style-name="T3">&gt;&gt;&gt;+&gt;[-]</text:span><text:span text:style-name="T1">&gt;</text:span><text:span text:style-name="T2">.</text:span></text:p>
          </draw:text-box>
        </draw:frame>
        <draw:custom-shape draw:style-name="gr1" draw:text-style-name="P2" draw:layer="layout" svg:width="1.905cm" svg:height="1.905cm" svg:x="6.356cm" svg:y="3.809cm">
          <text:p text:style-name="P1">0</text:p>
          <draw:enhanced-geometry svg:viewBox="0 0 21600 21600" draw:type="rectangle" draw:enhanced-path="M 0 0 L 21600 0 21600 21600 0 21600 0 0 Z N"/>
        </draw:custom-shape>
        <draw:frame draw:style-name="gr10" draw:layer="layout" svg:width="5.01cm" svg:height="2.398cm" svg:x="6.223cm" svg:y="12.1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V</text:p>
              </table:table-cell>
              <table:table-cell>
                <text:p text:style-name="P1">A</text:p>
              </table:table-cell>
              <table:table-cell>
                <text:p text:style-name="P1">S</text:p>
              </table:table-cell>
              <table:table-cell>
                <text:p text:style-name="P1">Z</text:p>
              </table:table-cell>
            </table:table-row>
            <table:table-row table:style-name="ro2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style-name="gr1" draw:text-style-name="P2" draw:layer="layout" svg:width="1.905cm" svg:height="1.905cm" svg:x="3.174cm" svg:y="12.699cm">
          <text:p text:style-name="P1">0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.277cm" svg:height="0.962cm" svg:x="1.269cm" svg:y="13.334cm">
          <draw:text-box>
            <text:p text:style-name="P8">LS</text:p>
          </draw:text-box>
        </draw:frame>
        <draw:custom-shape draw:style-name="gr12" draw:text-style-name="P11" draw:layer="layout" svg:width="1.905cm" svg:height="1.905cm" svg:x="22.859cm" svg:y="10.159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2.929cm" svg:height="1.673cm" svg:x="19.684cm" svg:y="10.794cm">
          <draw:text-box>
            <text:p text:style-name="P8">Output:</text:p>
          </draw:text-box>
        </draw:frame>
        <draw:custom-shape draw:style-name="gr1" draw:text-style-name="P2" draw:layer="layout" svg:width="1.905cm" svg:height="1.905cm" svg:x="8.261cm" svg:y="3.809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0.166cm" svg:y="3.809cm">
          <text:p text:style-name="P1">12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2.071cm" svg:y="3.809cm">
          <text:p text:style-name="P1">43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05cm" svg:height="1.905cm" svg:x="13.976cm" svg:y="3.809cm">
          <text:p text:style-name="P1">0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5.315cm" svg:y1="8.241cm" svg:x2="14.516cm" svg:y2="6.064cm">
          <text:p/>
        </draw:line>
        <presentation:notes draw:style-name="dp2">
          <office:forms form:automatic-focus="false" form:apply-design-mode="false"/>
          <draw:page-thumbnail draw:style-name="gr13" draw:layer="layout" svg:width="19.798cm" svg:height="11.136cm" svg:x="0.6cm" svg:y="2.257cm" draw:page-number="1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.905cm" svg:height="1.905cm" svg:x="17.786cm" svg:y="3.80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9.691cm" svg:y="3.809cm">
          <text:p text:style-name="P1">77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2.866cm" svg:y1="3.809cm" svg:x2="21.596cm" svg:y2="3.809cm">
          <text:p/>
        </draw:line>
        <draw:line draw:style-name="gr2" draw:text-style-name="P3" draw:layer="layout" svg:x1="22.866cm" svg:y1="5.714cm" svg:x2="21.596cm" svg:y2="5.714cm">
          <text:p/>
        </draw:line>
        <draw:custom-shape draw:style-name="gr1" draw:text-style-name="P2" draw:layer="layout" svg:width="1.905cm" svg:height="1.905cm" svg:x="3.174cm" svg:y="7.619cm">
          <text:p text:style-name="P1">0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54cm" svg:height="1.673cm" svg:x="3.576cm" svg:y="4.444cm">
          <draw:text-box>
            <text:p text:style-name="P4">RAM:</text:p>
          </draw:text-box>
        </draw:frame>
        <draw:frame draw:style-name="gr4" draw:text-style-name="P7" draw:layer="layout" svg:width="0.959cm" svg:height="0.962cm" svg:x="1.58cm" svg:y="8.254cm">
          <draw:text-box>
            <text:p text:style-name="P6">D</text:p>
          </draw:text-box>
        </draw:frame>
        <draw:custom-shape draw:style-name="gr1" draw:text-style-name="P2" draw:layer="layout" svg:width="1.905cm" svg:height="1.905cm" svg:x="3.174cm" svg:y="10.159cm">
          <text:p text:style-name="P1">5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.383cm" svg:height="0.962cm" svg:x="1.269cm" svg:y="10.794cm">
          <draw:text-box>
            <text:p text:style-name="P8">DP</text:p>
          </draw:text-box>
        </draw:frame>
        <draw:line draw:style-name="gr6" draw:text-style-name="P3" draw:layer="layout" svg:x1="16.816cm" svg:y1="7.365cm" svg:x2="16.816cm" svg:y2="6.095cm">
          <text:p/>
        </draw:line>
        <draw:frame draw:style-name="gr7" draw:text-style-name="P9" draw:layer="layout" svg:width="3.111cm" svg:height="0.962cm" svg:x="2.604cm" svg:y="1.577cm">
          <draw:text-box>
            <text:p text:style-name="P8">Program:</text:p>
          </draw:text-box>
        </draw:frame>
        <draw:frame draw:style-name="gr8" draw:text-style-name="P10" draw:layer="layout" svg:width="15.875cm" svg:height="1.568cm" svg:x="5.714cm" svg:y="1.269cm">
          <draw:text-box>
            <text:p text:style-name="P1"><text:span text:style-name="T3">&gt;&gt;&gt;+&gt;[-]&gt;</text:span><text:span text:style-name="T1">.</text:span></text:p>
          </draw:text-box>
        </draw:frame>
        <draw:custom-shape draw:style-name="gr1" draw:text-style-name="P2" draw:layer="layout" svg:width="1.905cm" svg:height="1.905cm" svg:x="6.356cm" svg:y="3.809cm">
          <text:p text:style-name="P1">0</text:p>
          <draw:enhanced-geometry svg:viewBox="0 0 21600 21600" draw:type="rectangle" draw:enhanced-path="M 0 0 L 21600 0 21600 21600 0 21600 0 0 Z N"/>
        </draw:custom-shape>
        <draw:frame draw:style-name="gr10" draw:layer="layout" svg:width="5.01cm" svg:height="2.398cm" svg:x="6.223cm" svg:y="12.1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V</text:p>
              </table:table-cell>
              <table:table-cell>
                <text:p text:style-name="P1">A</text:p>
              </table:table-cell>
              <table:table-cell>
                <text:p text:style-name="P1">S</text:p>
              </table:table-cell>
              <table:table-cell>
                <text:p text:style-name="P1">Z</text:p>
              </table:table-cell>
            </table:table-row>
            <table:table-row table:style-name="ro2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style-name="gr1" draw:text-style-name="P2" draw:layer="layout" svg:width="1.905cm" svg:height="1.905cm" svg:x="3.174cm" svg:y="12.699cm">
          <text:p text:style-name="P1">0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.277cm" svg:height="0.962cm" svg:x="1.269cm" svg:y="13.334cm">
          <draw:text-box>
            <text:p text:style-name="P8">LS</text:p>
          </draw:text-box>
        </draw:frame>
        <draw:custom-shape draw:style-name="gr12" draw:text-style-name="P11" draw:layer="layout" svg:width="1.905cm" svg:height="1.905cm" svg:x="22.859cm" svg:y="10.159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2.929cm" svg:height="1.673cm" svg:x="19.684cm" svg:y="10.794cm">
          <draw:text-box>
            <text:p text:style-name="P8">Output:</text:p>
          </draw:text-box>
        </draw:frame>
        <draw:custom-shape draw:style-name="gr1" draw:text-style-name="P2" draw:layer="layout" svg:width="1.905cm" svg:height="1.905cm" svg:x="8.261cm" svg:y="3.809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0.166cm" svg:y="3.809cm">
          <text:p text:style-name="P1">12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2.071cm" svg:y="3.809cm">
          <text:p text:style-name="P1">4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3.976cm" svg:y="3.80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05cm" svg:height="1.905cm" svg:x="15.881cm" svg:y="3.809cm">
          <text:p text:style-name="P1">18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3" draw:layer="layout" svg:width="19.798cm" svg:height="11.136cm" svg:x="0.6cm" svg:y="2.257cm" draw:page-number="1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.905cm" svg:height="1.905cm" svg:x="17.786cm" svg:y="3.80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9.691cm" svg:y="3.809cm">
          <text:p text:style-name="P1">77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2.866cm" svg:y1="3.809cm" svg:x2="21.596cm" svg:y2="3.809cm">
          <text:p/>
        </draw:line>
        <draw:line draw:style-name="gr2" draw:text-style-name="P3" draw:layer="layout" svg:x1="22.866cm" svg:y1="5.714cm" svg:x2="21.596cm" svg:y2="5.714cm">
          <text:p/>
        </draw:line>
        <draw:custom-shape draw:style-name="gr1" draw:text-style-name="P2" draw:layer="layout" svg:width="1.905cm" svg:height="1.905cm" svg:x="3.174cm" svg:y="7.619cm">
          <text:p text:style-name="P1">0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54cm" svg:height="1.673cm" svg:x="3.576cm" svg:y="4.444cm">
          <draw:text-box>
            <text:p text:style-name="P4">RAM:</text:p>
          </draw:text-box>
        </draw:frame>
        <draw:frame draw:style-name="gr4" draw:text-style-name="P7" draw:layer="layout" svg:width="0.959cm" svg:height="0.962cm" svg:x="1.58cm" svg:y="8.254cm">
          <draw:text-box>
            <text:p text:style-name="P6">D</text:p>
          </draw:text-box>
        </draw:frame>
        <draw:custom-shape draw:style-name="gr1" draw:text-style-name="P2" draw:layer="layout" svg:width="1.905cm" svg:height="1.905cm" svg:x="3.174cm" svg:y="10.159cm">
          <text:p text:style-name="P1">5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.383cm" svg:height="0.962cm" svg:x="1.269cm" svg:y="10.794cm">
          <draw:text-box>
            <text:p text:style-name="P8">DP</text:p>
          </draw:text-box>
        </draw:frame>
        <draw:line draw:style-name="gr6" draw:text-style-name="P3" draw:layer="layout" svg:x1="16.816cm" svg:y1="7.365cm" svg:x2="16.816cm" svg:y2="6.095cm">
          <text:p/>
        </draw:line>
        <draw:frame draw:style-name="gr7" draw:text-style-name="P9" draw:layer="layout" svg:width="3.111cm" svg:height="0.962cm" svg:x="2.604cm" svg:y="1.577cm">
          <draw:text-box>
            <text:p text:style-name="P8">Program:</text:p>
          </draw:text-box>
        </draw:frame>
        <draw:frame draw:style-name="gr8" draw:text-style-name="P10" draw:layer="layout" svg:width="15.875cm" svg:height="1.568cm" svg:x="5.714cm" svg:y="1.269cm">
          <draw:text-box>
            <text:p text:style-name="P1"><text:span text:style-name="T3">&gt;&gt;&gt;+&gt;[-]&gt;</text:span><text:span text:style-name="T1">.</text:span></text:p>
          </draw:text-box>
        </draw:frame>
        <draw:custom-shape draw:style-name="gr1" draw:text-style-name="P2" draw:layer="layout" svg:width="1.905cm" svg:height="1.905cm" svg:x="6.356cm" svg:y="3.809cm">
          <text:p text:style-name="P1">0</text:p>
          <draw:enhanced-geometry svg:viewBox="0 0 21600 21600" draw:type="rectangle" draw:enhanced-path="M 0 0 L 21600 0 21600 21600 0 21600 0 0 Z N"/>
        </draw:custom-shape>
        <draw:frame draw:style-name="gr10" draw:layer="layout" svg:width="5.01cm" svg:height="2.398cm" svg:x="6.223cm" svg:y="12.1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V</text:p>
              </table:table-cell>
              <table:table-cell>
                <text:p text:style-name="P1">A</text:p>
              </table:table-cell>
              <table:table-cell>
                <text:p text:style-name="P1">S</text:p>
              </table:table-cell>
              <table:table-cell>
                <text:p text:style-name="P1">Z</text:p>
              </table:table-cell>
            </table:table-row>
            <table:table-row table:style-name="ro2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style-name="gr1" draw:text-style-name="P2" draw:layer="layout" svg:width="1.905cm" svg:height="1.905cm" svg:x="3.174cm" svg:y="12.699cm">
          <text:p text:style-name="P1">0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.277cm" svg:height="0.962cm" svg:x="1.269cm" svg:y="13.334cm">
          <draw:text-box>
            <text:p text:style-name="P8">LS</text:p>
          </draw:text-box>
        </draw:frame>
        <draw:custom-shape draw:style-name="gr12" draw:text-style-name="P15" draw:layer="layout" svg:width="1.905cm" svg:height="1.905cm" svg:x="22.859cm" svg:y="10.159cm">
          <text:p text:style-name="P14"><text:span text:style-name="T4">18</text:span></text:p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2.929cm" svg:height="1.673cm" svg:x="19.684cm" svg:y="10.794cm">
          <draw:text-box>
            <text:p text:style-name="P8">Output:</text:p>
          </draw:text-box>
        </draw:frame>
        <draw:custom-shape draw:style-name="gr1" draw:text-style-name="P2" draw:layer="layout" svg:width="1.905cm" svg:height="1.905cm" svg:x="8.261cm" svg:y="3.809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0.166cm" svg:y="3.809cm">
          <text:p text:style-name="P1">12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2.071cm" svg:y="3.809cm">
          <text:p text:style-name="P1">4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3.976cm" svg:y="3.80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05cm" svg:height="1.905cm" svg:x="15.881cm" svg:y="3.809cm">
          <text:p text:style-name="P1">18</text:p>
          <draw:enhanced-geometry svg:viewBox="0 0 21600 21600" draw:type="rectangle" draw:enhanced-path="M 0 0 L 21600 0 21600 21600 0 21600 0 0 Z N"/>
        </draw:custom-shape>
        <draw:line draw:style-name="gr20" draw:text-style-name="P3" draw:layer="layout" svg:x1="17.209cm" svg:y1="6.134cm" svg:x2="22.407cm" svg:y2="9.81cm">
          <text:p/>
        </draw:line>
        <presentation:notes draw:style-name="dp2">
          <office:forms form:automatic-focus="false" form:apply-design-mode="false"/>
          <draw:page-thumbnail draw:style-name="gr13" draw:layer="layout" svg:width="19.798cm" svg:height="11.136cm" svg:x="0.6cm" svg:y="2.257cm" draw:page-number="1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ven Segment" svg:font-family="'Seven Segment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399cm" svg:y="0.627cm" presentation:class="title" presentation:placeholder="true">
        <draw:text-box/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19:56:43.517320211</meta:creation-date>
    <dc:date>2025-03-09T21:35:29.546902932</dc:date>
    <meta:editing-duration>PT16M46S</meta:editing-duration>
    <meta:editing-cycles>4</meta:editing-cycles>
    <meta:generator>LibreOffice/24.2.7.2$Linux_X86_64 LibreOffice_project/420$Build-2</meta:generator>
    <meta:print-date>2025-03-09T21:19:33.114410296</meta:print-date>
    <meta:printed-by>PDF files</meta:printed-by>
    <meta:document-statistic meta:object-count="409"/>
  </office:meta>
</office:document-meta>
</file>